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5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4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 table:number-rows-repeated="2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2" table:number-rows-repeated="2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5">
            <text:p>25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2" table:number-rows-repeated="22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4">
            <text:p>34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25">
            <text:p>25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4">
            <text:p>34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459">
            <text:p>4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1">11/06/2012</text:date>, <text:time>02:2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6-11T02:27:34</dc:date>
    <meta:editing-duration>PT01H30M24S</meta:editing-duration>
    <meta:editing-cycles>118</meta:editing-cycles>
    <meta:generator>OpenOffice.org/3.2$Unix OpenOffice.org_project/320m12$Build-9483</meta:generator>
    <dc:creator>david </dc:creator>
    <meta:document-statistic meta:table-count="5" meta:cell-count="347" meta:object-count="0"/>
  </office:meta>
</office:document-meta>
</file>